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13fb" officeooo:paragraph-rsid="001813fb"/>
    </style:style>
    <style:style style:name="P2" style:family="paragraph" style:parent-style-name="Standard">
      <style:text-properties fo:font-weight="bold" officeooo:rsid="001813fb" officeooo:paragraph-rsid="001813fb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813fb" officeooo:paragraph-rsid="001813fb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813fb" officeooo:paragraph-rsid="001813fb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95b14" officeooo:paragraph-rsid="00195b14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195b14" officeooo:paragraph-rsid="00195b14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95b14" officeooo:paragraph-rsid="0019853b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9853b" officeooo:paragraph-rsid="0019853b" style:font-weight-asian="normal" style:font-weight-complex="normal"/>
    </style:style>
    <style:style style:name="P9" style:family="paragraph" style:parent-style-name="Table_20_Contents">
      <style:text-properties officeooo:rsid="001813fb" officeooo:paragraph-rsid="001813fb"/>
    </style:style>
    <style:style style:name="P10" style:family="paragraph" style:parent-style-name="Table_20_Contents">
      <style:text-properties officeooo:rsid="00195b14" officeooo:paragraph-rsid="00195b14"/>
    </style:style>
    <style:style style:name="P11" style:family="paragraph" style:parent-style-name="Table_20_Contents">
      <style:text-properties fo:font-weight="bold" officeooo:rsid="001813fb" officeooo:paragraph-rsid="001813f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fo:font-size="16pt" fo:font-weight="bold" style:font-size-asian="16pt" style:font-weight-asian="bold" style:font-size-complex="16pt" style:font-weight-complex="bold"/>
    </style:style>
    <style:style style:name="T3" style:family="text">
      <style:text-properties style:text-position="0% 100%" fo:font-size="16pt" style:text-underline-style="solid" style:text-underline-width="auto" style:text-underline-color="font-color" fo:font-weight="bold" officeooo:rsid="001813fb" style:font-size-asian="16pt" style:font-weight-asian="bold" style:font-size-complex="16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985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4"/><text:span text:style-name="T2"><text:s/></text:span><text:span text:style-name="T3">RESUME</text:span></text:p>
      <text:p text:style-name="Standard"/>
      <text:p text:style-name="P1">Name : Rashida Rahim</text:p>
      <text:p text:style-name="P1">Phn <text:s text:c="3"/>: 9947541413</text:p>
      <text:p text:style-name="P1">Email : <text:a xlink:type="simple" xlink:href="mailto:rashidazehra784@gmail.com" text:style-name="Internet_20_link" text:visited-style-name="Visited_20_Internet_20_Link">rashidazehra784@gmail.com</text:a></text:p>
      <text:p text:style-name="P1"><text:span text:style-name="T1"/></text:p>
      <text:p text:style-name="P3"><text:span text:style-name="T1">Career Objectives</text:span></text:p>
      <text:p text:style-name="P4"/>
      <text:p text:style-name="P2"><text:span text:style-name="T4">To seek a position of the company.</text:span></text:p>
      <text:p text:style-name="P2"><text:span text:style-name="T4"/></text:p>
      <text:p text:style-name="P4">Educational Details</text:p>
      <text:p text:style-name="P2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1">Course Name</text:p>
          </table:table-cell>
          <table:table-cell table:style-name="Table1.A1" office:value-type="string">
            <text:p text:style-name="P11">Name Of The Institution</text:p>
          </table:table-cell>
          <table:table-cell table:style-name="Table1.A1" office:value-type="string">
            <text:p text:style-name="P11">University</text:p>
          </table:table-cell>
          <table:table-cell table:style-name="Table1.A1" office:value-type="string">
            <text:p text:style-name="P11">Year</text:p>
          </table:table-cell>
          <table:table-cell table:style-name="Table1.E1" office:value-type="string">
            <text:p text:style-name="P11">Percentage</text:p>
          </table:table-cell>
        </table:table-row>
        <table:table-row>
          <table:table-cell table:style-name="Table1.A2" office:value-type="string">
            <text:p text:style-name="P9">BCA</text:p>
          </table:table-cell>
          <table:table-cell table:style-name="Table1.A2" office:value-type="string">
            <text:p text:style-name="P9">M E S College Kunnukara</text:p>
          </table:table-cell>
          <table:table-cell table:style-name="Table1.A2" office:value-type="string">
            <text:p text:style-name="P9">M G U</text:p>
          </table:table-cell>
          <table:table-cell table:style-name="Table1.A2" office:value-type="string">
            <text:p text:style-name="P9">2018</text:p>
          </table:table-cell>
          <table:table-cell table:style-name="Table1.E2" office:value-type="string">
            <text:p text:style-name="P9">60%</text:p>
          </table:table-cell>
        </table:table-row>
        <table:table-row>
          <table:table-cell table:style-name="Table1.A2" office:value-type="string">
            <text:p text:style-name="P9">Plus Two</text:p>
          </table:table-cell>
          <table:table-cell table:style-name="Table1.A2" office:value-type="string">
            <text:p text:style-name="P9">V C S H S S puthenvelikkara</text:p>
          </table:table-cell>
          <table:table-cell table:style-name="Table1.A2" office:value-type="string">
            <text:p text:style-name="P10">Board Exam</text:p>
          </table:table-cell>
          <table:table-cell table:style-name="Table1.A2" office:value-type="string">
            <text:p text:style-name="P10">2015</text:p>
          </table:table-cell>
          <table:table-cell table:style-name="Table1.E2" office:value-type="string">
            <text:p text:style-name="P10">70%</text:p>
          </table:table-cell>
        </table:table-row>
        <table:table-row>
          <table:table-cell table:style-name="Table1.A2" office:value-type="string">
            <text:p text:style-name="P10">S S L C</text:p>
          </table:table-cell>
          <table:table-cell table:style-name="Table1.A2" office:value-type="string">
            <text:p text:style-name="P10">C R H S Kuttipuzha</text:p>
          </table:table-cell>
          <table:table-cell table:style-name="Table1.A2" office:value-type="string">
            <text:p text:style-name="P10">Board Exam</text:p>
          </table:table-cell>
          <table:table-cell table:style-name="Table1.A2" office:value-type="string">
            <text:p text:style-name="P10">2013</text:p>
          </table:table-cell>
          <table:table-cell table:style-name="Table1.E2" office:value-type="string">
            <text:p text:style-name="P10">75%</text:p>
          </table:table-cell>
        </table:table-row>
      </table:table>
      <text:p text:style-name="P2"/>
      <text:p text:style-name="P5">Project</text:p>
      <text:p text:style-name="P5"/>
      <text:p text:style-name="P6">Corrier service in php language.</text:p>
      <text:p text:style-name="P6"/>
      <text:p text:style-name="P5">Proficiency in languages</text:p>
      <text:p text:style-name="P5"/>
      <text:p text:style-name="P6">java, php,cpp.</text:p>
      <text:p text:style-name="P6"/>
      <text:p text:style-name="P5">Personal Details</text:p>
      <text:p text:style-name="P6"/>
      <text:p text:style-name="P6">Father’s Name : Rahim N. A.</text:p>
      <text:p text:style-name="P6">Mother”s Name: Ramla Rahim</text:p>
      <text:p text:style-name="P7">Spouse Name : Rashida Aslam</text:p>
      <text:p text:style-name="P7">Address : Nericheril house, <text:span text:style-name="T5">Vayalkara.</text:span></text:p>
      <text:p text:style-name="P6">Nationality : Indian</text:p>
      <text:p text:style-name="P7">Age : 21</text:p>
      <text:p text:style-name="P8">Sex : Female</text:p>
      <text:p text:style-name="P6">Hobbis : Singing, Playing, Reading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20:12:00.311204387</meta:creation-date>
    <dc:date>2020-02-10T20:39:54.174660851</dc:date>
    <meta:editing-duration>PT3M58S</meta:editing-duration>
    <meta:editing-cycles>1</meta:editing-cycles>
    <meta:document-statistic meta:table-count="1" meta:image-count="0" meta:object-count="0" meta:page-count="1" meta:paragraph-count="40" meta:word-count="115" meta:character-count="689" meta:non-whitespace-character-count="546"/>
    <meta:generator>LibreOffice/5.1.6.2$Linux_X86_64 LibreOffice_project/10m0$Build-2</meta:generator>
  </office:meta>
</office:document-meta>
</file>